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fo:background-color="transparen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fo:background-color="#ffff00" style:font-size-asian="14pt" style:font-size-complex="14pt"/>
    </style:style>
    <style:style style:name="P9" style:family="paragraph" style:parent-style-name="Table_20_Contents">
      <style:text-properties fo:font-size="14pt" fo:background-color="#99ff99" style:font-size-asian="14pt" style:font-size-complex="14pt"/>
    </style:style>
    <style:style style:name="P10" style:family="paragraph" style:parent-style-name="Table_20_Contents">
      <style:text-properties fo:font-size="14pt" fo:background-color="#66ffff" style:font-size-asian="14pt" style:font-size-complex="14pt"/>
    </style:style>
    <style:style style:name="P11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5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 style:list-style-name="L1">
      <style:text-properties fo:font-size="14pt" style:font-size-asian="14pt" style:font-size-complex="14pt"/>
    </style:style>
    <style:style style:name="P18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1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5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6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2"/>
          </table:table-cell>
          <table:table-cell table:style-name="表1.B2" table:number-columns-spanned="2" office:value-type="string">
            <text:p text:style-name="P2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6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ard ==&gt; insert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opy : statemet file</text:p>
            <text:p text:style-name="P2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2">#</text:p>
          </table:table-cell>
          <table:covered-table-cell/>
          <table:table-cell table:style-name="表1.B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6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copied files ==&gt; copy to desktop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2">log files : </text:p>
            <text:p text:style-name="P2">from : E:\fx\20200XXX[eap-2.id-1].[XXX-XX].dir</text:p>
            <text:p text:style-name="P2">to : C:\Users\iwabuchiken\AppData\Roaming\MetaQuotes\Terminal\34B08C83A5AAE27A4079DE708E60511E\MQL4\Files\Logs</text:p>
            <text:p text:style-name="P2"/>
            <text:p text:style-name="P2">statement file</text:p>
            <text:p text:style-name="P2">from : E:\fx\DetailedStatement.(2020XXXX_XXXX).*</text:p>
            <text:p text:style-name="P2">to : C:\Users\iwabuchiken\AppData\Roaming\MetaQuotes\Terminal\34B08C83A5AAE27A4079DE708E60511E\MQL4\Files\Report_Trades</text:p>
            <text:p text:style-name="P5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2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2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3"/>
          </table:table-cell>
        </table:table-row>
        <table:table-row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B2" office:value-type="string">
            <text:p text:style-name="P3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5">---------------------------------------------------------------------------</text:span></text:p>
      <text:p text:style-name="P15">[2] res free# JVEMV6 44#6.2_X / 44. currency / 6. obs / 2. demo result data / 20200826_150839</text:p>
      <text:p text:style-name="P1">20200826_150822</text:p>
      <text:p text:style-name="P1"><text:span text:style-name="T4"/></text:p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6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2"/>
          </table:table-cell>
          <table:table-cell table:style-name="表2.B2" table:number-columns-spanned="2" office:value-type="string">
            <text:p text:style-name="P2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6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Copy : statemet file</text:p>
            <text:p text:style-name="P2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2">#</text:p>
          </table:table-cell>
          <table:covered-table-cell/>
          <table:table-cell table:style-name="表2.B2" office:value-type="string">
            <text:p text:style-name="P2">Copy statement file ==&gt; to card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Copy : log files</text:p>
            <text:p text:style-name="P2"><text:a xlink:type="simple" xlink:href="file:///E:/fx" text:style-name="Internet_20_link" text:visited-style-name="Visited_20_Internet_20_Link">E:\fx</text:a></text:p>
            <text:p text:style-name="P2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6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copied files ==&gt; copy to desktop</text:p>
            <text:p text:style-name="P2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log files : </text:p>
            <text:p text:style-name="P2">from : E:\fx\20200XXX[eap-2.id-1].[XXX-XX].dir</text:p>
            <text:p text:style-name="P9">20200825_164028[eap-2.id-1].[AUDJPY-1].dir</text:p>
            <text:p text:style-name="P2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statement file </text:p>
            <text:p text:style-name="P2">from : E:\fx\DetailedStatement.(2020XXXX_XXXX).*</text:p>
            <text:p text:style-name="P10">DetailedStatement.[a-j,M5].[id=20117143].[20200826_143940].htm</text:p>
            <text:p text:style-name="P2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2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2"/>
          </table:table-cell>
          <table:covered-table-cell/>
          <table:table-cell table:style-name="表2.B2" office:value-type="string">
            <text:p text:style-name="P2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2"/>
          </table:table-cell>
          <table:table-cell table:style-name="表3.B1" office:value-type="string">
            <text:p text:style-name="P2">build url </text:p>
          </table:table-cell>
        </table:table-row>
        <table:table-row>
          <table:covered-table-cell/>
          <table:table-cell table:style-name="表3.B2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2"><text:s/>==&gt; access</text:p>
          </table:table-cell>
        </table:table-row>
      </table:table>
      <text:list xml:id="list3788294923154125086" text:style-name="L1">
        <text:list-item>
          <text:p text:style-name="P17">access </text:p>
          <text:list>
            <text:list-item>
              <text:p text:style-name="P17">==&gt; OK : [ea-4_tester-1].(20200507_140530).(combined-data).(20200826_154718_428312).dat</text:p>
              <text:list>
                <text:list-item>
                  <text:p text:style-name="P17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18">TASK-1.2 <text:s/>: </text:p>
          <text:list>
            <text:list-item>
              <text:list>
                <text:list-item>
                  <text:p text:style-name="P18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18">C:\WORKS_2\WS\WS_Others.JVEMV6\JVEMV6\44_currency\10_prog-php\2_tester</text:p>
                </text:list-item>
                <text:list-item>
                  <text:p text:style-name="P18">log_JVE_44_6_2.[session-2~].ods // C:\WORKS_2\WS\WS_Others.JVEMV6\JVEMV6\44_currency\10_prog-php\2_tester</text:p>
                </text:list-item>
              </text:list>
            </text:list-item>
            <text:list-item>
              <text:p text:style-name="P21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2"/>
          </table:table-cell>
          <table:table-cell table:style-name="表4.B1" table:number-rows-spanned="3" office:value-type="string">
            <text:p text:style-name="P13">file</text:p>
          </table:table-cell>
          <table:table-cell table:style-name="表4.C1" office:value-type="string">
            <text:p text:style-name="P13">open ==&gt; odt file</text:p>
            <text:p text:style-name="P13">C:\WORKS_2\WS\WS_Others.JVEMV6\JVEMV6\44_currency\10_prog-php\2_tester\log_JVE_44_6_2.[session-XXX~].ods</text:p>
            <text:p text:style-name="P14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3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3">rename</text:p>
            <text:p text:style-name="P13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2"/>
          </table:table-cell>
          <table:table-cell table:style-name="表4.A4" table:number-rows-spanned="2" office:value-type="string">
            <text:p text:style-name="P13">sheet</text:p>
          </table:table-cell>
          <table:table-cell table:style-name="表4.C2" office:value-type="string">
            <text:p text:style-name="P13"><text:span text:style-name="T9">#_ </text:span>delete ==&gt; data area </text:p>
          </table:table-cell>
        </table:table-row>
        <table:table-row>
          <table:table-cell table:style-name="表4.A4" office:value-type="string">
            <text:p text:style-name="P12"/>
          </table:table-cell>
          <table:covered-table-cell/>
          <table:table-cell table:style-name="表4.C2" office:value-type="string">
            <text:p text:style-name="P13"><text:span text:style-name="T9">#_ </text:span>C/P ==&gt; data from gen-ed file </text:p>
          </table:table-cell>
        </table:table-row>
      </table:table>
      <text:p text:style-name="P23"/>
      <text:list xml:id="list2015480768616268283" text:style-name="L3">
        <text:list-item>
          <text:p text:style-name="P24">TASK-1.3 : sheet ==&gt; edit</text:p>
          <text:list>
            <text:list-item>
              <text:p text:style-name="P24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1"/>
          </table:table-cell>
          <table:table-cell table:style-name="表9.B1" office:value-type="string">
            <text:p text:style-name="P25"><text:span text:style-name="T12">#_ </text:span>sort : “profit” ~~&gt; “BB-loc.-1” (DF → CU)</text:p>
            <text:p text:style-name="P25">M – d &gt; s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>addressing ==&gt; total, gain, loss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>addressing ==&gt; BB.loc</text:p>
          </table:table-cell>
        </table:table-row>
        <table:table-row>
          <table:table-cell table:style-name="表9.A2" office:value-type="string">
            <text:p text:style-name="P11"/>
          </table:table-cell>
          <table:table-cell table:style-name="表9.B2" office:value-type="string">
            <text:p text:style-name="P25"/>
          </table:table-cell>
        </table:table-row>
      </table:table>
      <text:list xml:id="list36388680" text:continue-numbering="true" text:style-name="L3">
        <text:list-item>
          <text:list>
            <text:list-item>
              <text:p text:style-name="P26">result</text:p>
            </text:list-item>
            <text:list-item>
              <text:p text:style-name="P26"><draw:frame draw:style-name="fr1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26"/>
            </text:list-item>
          </text:list>
        </text:list-item>
      </text:list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8-26T16:17:22.93</dc:date>
    <dc:creator>iwabuchi ken</dc:creator>
    <meta:editing-duration>PT1H50M34S</meta:editing-duration>
    <meta:editing-cycles>25</meta:editing-cycles>
    <meta:generator>OpenOffice/4.1.3$Win32 OpenOffice.org_project/413m1$Build-9783</meta:generator>
    <meta:document-statistic meta:table-count="5" meta:image-count="0" meta:object-count="1" meta:page-count="5" meta:paragraph-count="93" meta:word-count="307" meta:character-count="47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